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1c05dd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rsid="01fd9e41" officeooo:paragraph-rsid="01fd9e41"/>
    </style:style>
    <style:style style:name="P4" style:family="paragraph" style:parent-style-name="Standard">
      <style:text-properties officeooo:rsid="02065f44" officeooo:paragraph-rsid="02065f44"/>
    </style:style>
    <style:style style:name="P5" style:family="paragraph" style:parent-style-name="Standard">
      <style:text-properties officeooo:rsid="02488577" officeooo:paragraph-rsid="02488577"/>
    </style:style>
    <style:style style:name="P6" style:family="paragraph" style:parent-style-name="Standard">
      <style:text-properties officeooo:paragraph-rsid="025d89e0"/>
    </style:style>
    <style:style style:name="P7" style:family="paragraph" style:parent-style-name="Standard">
      <style:text-properties officeooo:paragraph-rsid="02634c02"/>
    </style:style>
    <style:style style:name="P8" style:family="paragraph" style:parent-style-name="Standard">
      <style:text-properties officeooo:paragraph-rsid="0267b1f5"/>
    </style:style>
    <style:style style:name="P9" style:family="paragraph" style:parent-style-name="Standard">
      <style:text-properties officeooo:rsid="026e0ee3" officeooo:paragraph-rsid="026e0ee3"/>
    </style:style>
    <style:style style:name="P10" style:family="paragraph" style:parent-style-name="Standard">
      <style:text-properties officeooo:rsid="026fec57" officeooo:paragraph-rsid="026fec57"/>
    </style:style>
    <style:style style:name="P11" style:family="paragraph" style:parent-style-name="Standard">
      <style:text-properties officeooo:rsid="02703f4f" officeooo:paragraph-rsid="02703f4f"/>
    </style:style>
    <style:style style:name="P12" style:family="paragraph" style:parent-style-name="Standard">
      <style:text-properties officeooo:rsid="0272e7a6" officeooo:paragraph-rsid="0272e7a6"/>
    </style:style>
    <style:style style:name="P13" style:family="paragraph" style:parent-style-name="Standard">
      <style:text-properties officeooo:rsid="027d79cd" officeooo:paragraph-rsid="027d79cd"/>
    </style:style>
    <style:style style:name="P14" style:family="paragraph" style:parent-style-name="Standard">
      <style:text-properties officeooo:rsid="027e7a3e" officeooo:paragraph-rsid="027e7a3e"/>
    </style:style>
    <style:style style:name="P15" style:family="paragraph" style:parent-style-name="Standard">
      <style:text-properties officeooo:rsid="027ff555" officeooo:paragraph-rsid="027ff555"/>
    </style:style>
    <style:style style:name="P16" style:family="paragraph" style:parent-style-name="Standard">
      <style:text-properties officeooo:rsid="02816a55" officeooo:paragraph-rsid="02816a55"/>
    </style:style>
    <style:style style:name="P17" style:family="paragraph" style:parent-style-name="Standard">
      <style:text-properties officeooo:rsid="02833c86" officeooo:paragraph-rsid="02833c86"/>
    </style:style>
    <style:style style:name="P18" style:family="paragraph" style:parent-style-name="Standard">
      <style:text-properties officeooo:rsid="02850e3b" officeooo:paragraph-rsid="02850e3b"/>
    </style:style>
    <style:style style:name="P19" style:family="paragraph" style:parent-style-name="Standard">
      <style:text-properties officeooo:rsid="0296007f" officeooo:paragraph-rsid="0296007f"/>
    </style:style>
    <style:style style:name="P20" style:family="paragraph" style:parent-style-name="Standard">
      <style:text-properties officeooo:rsid="02974b9f" officeooo:paragraph-rsid="02974b9f"/>
    </style:style>
    <style:style style:name="P21" style:family="paragraph" style:parent-style-name="Standard">
      <style:text-properties officeooo:rsid="029a396b" officeooo:paragraph-rsid="029a396b"/>
    </style:style>
    <style:style style:name="P22" style:family="paragraph" style:parent-style-name="Standard">
      <style:text-properties officeooo:rsid="029d10a7" officeooo:paragraph-rsid="029d10a7"/>
    </style:style>
    <style:style style:name="P23" style:family="paragraph" style:parent-style-name="Standard">
      <style:text-properties officeooo:rsid="02a0aabe" officeooo:paragraph-rsid="02a0aabe"/>
    </style:style>
    <style:style style:name="P24" style:family="paragraph" style:parent-style-name="Standard">
      <style:text-properties officeooo:rsid="02afe4dd" officeooo:paragraph-rsid="02afe4dd"/>
    </style:style>
    <style:style style:name="P25" style:family="paragraph" style:parent-style-name="Standard">
      <style:text-properties officeooo:rsid="02bcf77f" officeooo:paragraph-rsid="02bcf77f"/>
    </style:style>
    <style:style style:name="P26" style:family="paragraph" style:parent-style-name="Standard">
      <style:text-properties officeooo:rsid="02bd6aa2" officeooo:paragraph-rsid="02bd6aa2"/>
    </style:style>
    <style:style style:name="P27" style:family="paragraph" style:parent-style-name="Standard">
      <style:text-properties officeooo:rsid="02c5ce9d" officeooo:paragraph-rsid="02c5ce9d"/>
    </style:style>
    <style:style style:name="P28" style:family="paragraph" style:parent-style-name="Standard">
      <style:text-properties officeooo:rsid="02c5ddbf" officeooo:paragraph-rsid="02c5ddbf"/>
    </style:style>
    <style:style style:name="P29" style:family="paragraph" style:parent-style-name="Standard">
      <style:text-properties officeooo:paragraph-rsid="02c5ddbf"/>
    </style:style>
    <style:style style:name="P30" style:family="paragraph" style:parent-style-name="Standard">
      <style:text-properties officeooo:rsid="02c7800b" officeooo:paragraph-rsid="02c7800b"/>
    </style:style>
    <style:style style:name="P31" style:family="paragraph" style:parent-style-name="Standard">
      <style:text-properties officeooo:rsid="02c7c282" officeooo:paragraph-rsid="02c7c282"/>
    </style:style>
    <style:style style:name="P32" style:family="paragraph" style:parent-style-name="Standard">
      <style:text-properties officeooo:rsid="02cd9082" officeooo:paragraph-rsid="02cd9082"/>
    </style:style>
    <style:style style:name="P33" style:family="paragraph" style:parent-style-name="Standard">
      <style:text-properties officeooo:rsid="02ce39bc" officeooo:paragraph-rsid="02ce39bc"/>
    </style:style>
    <style:style style:name="P34" style:family="paragraph" style:parent-style-name="Standard">
      <style:text-properties officeooo:rsid="02ce39bc" officeooo:paragraph-rsid="02d3a9e2"/>
    </style:style>
    <style:style style:name="T1" style:family="text">
      <style:text-properties officeooo:rsid="00447208"/>
    </style:style>
    <style:style style:name="T2" style:family="text">
      <style:text-properties officeooo:rsid="005f5408"/>
    </style:style>
    <style:style style:name="T3" style:family="text">
      <style:text-properties officeooo:rsid="0063848a"/>
    </style:style>
    <style:style style:name="T4" style:family="text">
      <style:text-properties officeooo:rsid="0066f41c"/>
    </style:style>
    <style:style style:name="T5" style:family="text">
      <style:text-properties officeooo:rsid="0068b1cf"/>
    </style:style>
    <style:style style:name="T6" style:family="text">
      <style:text-properties officeooo:rsid="006c084c"/>
    </style:style>
    <style:style style:name="T7" style:family="text">
      <style:text-properties officeooo:rsid="006cc617"/>
    </style:style>
    <style:style style:name="T8" style:family="text">
      <style:text-properties officeooo:rsid="006dd6bc"/>
    </style:style>
    <style:style style:name="T9" style:family="text">
      <style:text-properties officeooo:rsid="006e6da1"/>
    </style:style>
    <style:style style:name="T10" style:family="text">
      <style:text-properties officeooo:rsid="007274c1"/>
    </style:style>
    <style:style style:name="T11" style:family="text">
      <style:text-properties officeooo:rsid="0076a214"/>
    </style:style>
    <style:style style:name="T12" style:family="text">
      <style:text-properties officeooo:rsid="0082cdeb"/>
    </style:style>
    <style:style style:name="T13" style:family="text">
      <style:text-properties officeooo:rsid="0083dcf8"/>
    </style:style>
    <style:style style:name="T14" style:family="text">
      <style:text-properties officeooo:rsid="008595da"/>
    </style:style>
    <style:style style:name="T15" style:family="text">
      <style:text-properties officeooo:rsid="00862bfe"/>
    </style:style>
    <style:style style:name="T16" style:family="text">
      <style:text-properties officeooo:rsid="0086b6e3"/>
    </style:style>
    <style:style style:name="T17" style:family="text">
      <style:text-properties officeooo:rsid="0086d162"/>
    </style:style>
    <style:style style:name="T18" style:family="text">
      <style:text-properties officeooo:rsid="00886576"/>
    </style:style>
    <style:style style:name="T19" style:family="text">
      <style:text-properties officeooo:rsid="0118775c"/>
    </style:style>
    <style:style style:name="T20" style:family="text">
      <style:text-properties officeooo:rsid="01210c87"/>
    </style:style>
    <style:style style:name="T21" style:family="text">
      <style:text-properties officeooo:rsid="012bdd43"/>
    </style:style>
    <style:style style:name="T22" style:family="text">
      <style:text-properties officeooo:rsid="013ce401"/>
    </style:style>
    <style:style style:name="T23" style:family="text">
      <style:text-properties officeooo:rsid="013da751"/>
    </style:style>
    <style:style style:name="T24" style:family="text">
      <style:text-properties officeooo:rsid="013de408"/>
    </style:style>
    <style:style style:name="T25" style:family="text">
      <style:text-properties officeooo:rsid="014170a2"/>
    </style:style>
    <style:style style:name="T26" style:family="text">
      <style:text-properties officeooo:rsid="014361bf"/>
    </style:style>
    <style:style style:name="T27" style:family="text">
      <style:text-properties officeooo:rsid="0147c7d1"/>
    </style:style>
    <style:style style:name="T28" style:family="text">
      <style:text-properties officeooo:rsid="014a3127"/>
    </style:style>
    <style:style style:name="T29" style:family="text">
      <style:text-properties officeooo:rsid="014d13a6"/>
    </style:style>
    <style:style style:name="T30" style:family="text">
      <style:text-properties officeooo:rsid="014f8d56"/>
    </style:style>
    <style:style style:name="T31" style:family="text">
      <style:text-properties officeooo:rsid="015a3853"/>
    </style:style>
    <style:style style:name="T32" style:family="text">
      <style:text-properties officeooo:rsid="015d6524"/>
    </style:style>
    <style:style style:name="T33" style:family="text">
      <style:text-properties officeooo:rsid="01623008"/>
    </style:style>
    <style:style style:name="T34" style:family="text">
      <style:text-properties officeooo:rsid="0162767f"/>
    </style:style>
    <style:style style:name="T35" style:family="text">
      <style:text-properties officeooo:rsid="016456c9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1c882d3"/>
    </style:style>
    <style:style style:name="T38" style:family="text">
      <style:text-properties officeooo:rsid="01d14fdc"/>
    </style:style>
    <style:style style:name="T39" style:family="text">
      <style:text-properties officeooo:rsid="01d47e9c"/>
    </style:style>
    <style:style style:name="T40" style:family="text">
      <style:text-properties officeooo:rsid="01d4db9d"/>
    </style:style>
    <style:style style:name="T41" style:family="text">
      <style:text-properties officeooo:rsid="01d6a3fc"/>
    </style:style>
    <style:style style:name="T42" style:family="text">
      <style:text-properties officeooo:rsid="01d91e1b"/>
    </style:style>
    <style:style style:name="T43" style:family="text">
      <style:text-properties officeooo:rsid="01da123e"/>
    </style:style>
    <style:style style:name="T44" style:family="text">
      <style:text-properties officeooo:rsid="01e1c7bb"/>
    </style:style>
    <style:style style:name="T45" style:family="text">
      <style:text-properties officeooo:rsid="01ed4b37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1f4b43c" style:font-size-asian="12pt" style:font-size-complex="12pt"/>
    </style:style>
    <style:style style:name="T48" style:family="text">
      <style:text-properties style:font-name="Liberation Serif" fo:font-size="12pt" officeooo:rsid="01fcb2ed" style:font-size-asian="12pt" style:font-size-complex="12pt"/>
    </style:style>
    <style:style style:name="T49" style:family="text">
      <style:text-properties officeooo:rsid="01fe51d1"/>
    </style:style>
    <style:style style:name="T50" style:family="text">
      <style:text-properties officeooo:rsid="02043ceb"/>
    </style:style>
    <style:style style:name="T51" style:family="text">
      <style:text-properties officeooo:rsid="02073afe"/>
    </style:style>
    <style:style style:name="T52" style:family="text">
      <style:text-properties officeooo:rsid="02208205"/>
    </style:style>
    <style:style style:name="T53" style:family="text">
      <style:text-properties officeooo:rsid="0226e86d"/>
    </style:style>
    <style:style style:name="T54" style:family="text">
      <style:text-properties officeooo:rsid="022d566a"/>
    </style:style>
    <style:style style:name="T55" style:family="text">
      <style:text-properties officeooo:rsid="024d8f8c"/>
    </style:style>
    <style:style style:name="T56" style:family="text">
      <style:text-properties officeooo:rsid="024e8e1c"/>
    </style:style>
    <style:style style:name="T57" style:family="text">
      <style:text-properties officeooo:rsid="024f6f7e"/>
    </style:style>
    <style:style style:name="T58" style:family="text">
      <style:text-properties officeooo:rsid="02517709"/>
    </style:style>
    <style:style style:name="T59" style:family="text">
      <style:text-properties officeooo:rsid="026b3420"/>
    </style:style>
    <style:style style:name="T60" style:family="text">
      <style:text-properties officeooo:rsid="026f1f6c"/>
    </style:style>
    <style:style style:name="T61" style:family="text">
      <style:text-properties officeooo:rsid="02766ddd"/>
    </style:style>
    <style:style style:name="T62" style:family="text">
      <style:text-properties officeooo:rsid="027b2209"/>
    </style:style>
    <style:style style:name="T63" style:family="text">
      <style:text-properties officeooo:rsid="02863ce9"/>
    </style:style>
    <style:style style:name="T64" style:family="text">
      <style:text-properties officeooo:rsid="02893e87"/>
    </style:style>
    <style:style style:name="T65" style:family="text">
      <style:text-properties officeooo:rsid="0298ce8d"/>
    </style:style>
    <style:style style:name="T66" style:family="text">
      <style:text-properties officeooo:rsid="029d7966"/>
    </style:style>
    <style:style style:name="T67" style:family="text">
      <style:text-properties officeooo:rsid="02aae2aa"/>
    </style:style>
    <style:style style:name="T68" style:family="text">
      <style:text-properties officeooo:rsid="02b85726"/>
    </style:style>
    <style:style style:name="T69" style:family="text">
      <style:text-properties officeooo:rsid="02b8583d"/>
    </style:style>
    <style:style style:name="T70" style:family="text">
      <style:text-properties officeooo:rsid="02bf24f9"/>
    </style:style>
    <style:style style:name="T71" style:family="text">
      <style:text-properties officeooo:rsid="02c8e4b8"/>
    </style:style>
    <style:style style:name="T72" style:family="text">
      <style:text-properties officeooo:rsid="02d027fb"/>
    </style:style>
    <style:style style:name="T73" style:family="text">
      <style:text-properties officeooo:rsid="02d1be5f"/>
    </style:style>
    <style:style style:name="T74" style:family="text">
      <style:text-properties officeooo:rsid="02d413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ash Cheat Sheet</text:p>
      <text:p text:style-name="Standard">by Claire181129</text:p>
      <text:p text:style-name="Standard"/>
      <text:p text:style-name="Standard">**<text:span text:style-name="T52">common shell type</text:span>**</text:p>
      <text:p text:style-name="Standard">sh <text:tab/><text:tab/><text:tab/>Bourne shell </text:p>
      <text:p text:style-name="Standard">sh <text:tab/><text:tab/><text:tab/>POSIX shell </text:p>
      <text:p text:style-name="Standard">ksh <text:tab/><text:tab/><text:tab/>Korn shell </text:p>
      <text:p text:style-name="Standard">bash <text:tab/><text:tab/>Bourne Again shell </text:p>
      <text:p text:style-name="Standard">csh <text:tab/><text:tab/><text:tab/>C shell </text:p>
      <text:p text:style-name="Standard">tcsh <text:tab/><text:tab/>TENEX/TOPS C shell </text:p>
      <text:p text:style-name="P32">$SHELL<text:tab/>check what shell you are using</text:p>
      <text:p text:style-name="P33"/>
      <text:p text:style-name="Standard"/>
      <text:p text:style-name="Standard">**<text:span text:style-name="T54">uncategorized</text:span>**</text:p>
      <text:p text:style-name="P2">#!/bin/sh<text:tab/> <text:tab/><text:tab/><text:tab/><text:tab/>shebang, <text:span text:style-name="T53">top of shell script</text:span> </text:p>
      <text:p text:style-name="Standard"><text:span text:style-name="Source_20_Text"><text:span text:style-name="T46">#!/usr/bin/env python<text:tab/><text:tab/><text:tab/></text:span></text:span><text:span text:style-name="Source_20_Text"><text:span text:style-name="T47">increasing portability, use PATH environment </text:span></text:span><text:span text:style-name="Source_20_Text"><text:span text:style-name="T48">to locate interpreter</text:span></text:span></text:p>
      <text:p text:style-name="P3">bash_history<text:tab/><text:tab/><text:tab/><text:tab/><text:tab/><text:span text:style-name="T49">file that record commands you input, /home/king/.bash_history</text:span></text:p>
      <text:p text:style-name="P34">gnome-shell –version<text:tab/><text:tab/><text:tab/><text:span text:style-name="T72">check </text:span><text:span text:style-name="T74">the gnome shell version of your computer</text:span></text:p>
      <text:p text:style-name="P3">_<text:span text:style-name="T50">command<text:tab/><text:tab/><text:tab/><text:tab/><text:tab/>this command won’t be recorded into bash history</text:span></text:p>
      <text:p text:style-name="P4">Ctrl+R<text:tab/><text:tab/><text:tab/><text:tab/><text:tab/><text:tab/><text:span text:style-name="T51">find in command history(Ctrl+G to quit)</text:span></text:p>
      <text:p text:style-name="P4"/>
      <text:p text:style-name="Standard">**help** </text:p>
      <text:p text:style-name="Standard">command --help <text:tab/><text:tab/><text:tab/><text:tab/>get help information of command </text:p>
      <text:p text:style-name="Standard">command -h <text:tab/><text:tab/><text:tab/><text:tab/>get help information of command </text:p>
      <text:p text:style-name="Standard">man command <text:tab/><text:tab/><text:tab/><text:tab/>get help information of command </text:p>
      <text:p text:style-name="Standard"/>
      <text:p text:style-name="Standard">**variable** </text:p>
      <text:p text:style-name="Standard">variable_name=value <text:tab/><text:tab/>define a variable </text:p>
      <text:p text:style-name="Standard">echo $variable_name <text:tab/><text:tab/>accessing variable </text:p>
      <text:p text:style-name="Standard">readonly variable_name <text:tab/><text:tab/>make a variable readonly </text:p>
      <text:p text:style-name="Standard">unset variable_name <text:tab/><text:tab/><text:tab/>delete a variable(can't unset readonly) </text:p>
      <text:p text:style-name="Standard">export <text:span text:style-name="T19">variable_name=value<text:tab/>make var seen by current process and new processes it started</text:span></text:p>
      <text:p text:style-name="P20">variable_name=$(command)<text:tab/><text:span text:style-name="T65">save output of command to variable</text:span></text:p>
      <text:p text:style-name="Standard"/>
      <text:p text:style-name="Standard">local variable <text:tab/><text:tab/><text:tab/><text:tab/>current instance of shell, not including child shell </text:p>
      <text:p text:style-name="Standard">environment <text:tab/><text:tab/><text:tab/><text:tab/>variable child process of shell </text:p>
      <text:p text:style-name="Standard">shell variable <text:tab/><text:tab/><text:tab/><text:tab/>local variable or environment variable(?) </text:p>
      <text:p text:style-name="Standard"/>
      <text:p text:style-name="Standard">**array** </text:p>
      <text:p text:style-name="Standard">array_name=(value1 ... valueN) <text:tab/><text:tab/>define a array data<text:span text:style-name="T11">(!notion: seperate with blackspace)</text:span> </text:p>
      <text:p text:style-name="Standard">array_name[index]=value <text:tab/><text:tab/><text:tab/>assign to one element of array </text:p>
      <text:p text:style-name="Standard">${array_name[index]} <text:tab/><text:tab/><text:tab/><text:tab/>accessing one element of array</text:p>
      <text:p text:style-name="Standard">${array_name[*]} <text:tab/><text:tab/><text:tab/><text:tab/><text:tab/>accessing all items in array</text:p>
      <text:p text:style-name="Standard">${array_name[@]} <text:tab/><text:tab/><text:tab/><text:tab/><text:tab/>accessing all items in array</text:p>
      <text:p text:style-name="Standard">${#<text:span text:style-name="T68">array_name</text:span>[@]}<text:tab/><text:tab/><text:tab/><text:tab/><text:tab/><text:span text:style-name="T69">get array length</text:span></text:p>
      <text:p text:style-name="P25">for i in ${arrayName[@]}<text:tab/><text:tab/><text:tab/><text:tab/><text:span text:style-name="T70">iterate array</text:span></text:p>
      <text:p text:style-name="P26">do</text:p>
      <text:p text:style-name="P26">done</text:p>
      <text:p text:style-name="P27">“xxx\ xxx”<text:tab/><text:tab/><text:tab/><text:tab/><text:tab/><text:tab/><text:tab/>space in element of string array</text:p>
      <text:p text:style-name="P27"/>
      <text:p text:style-name="Standard">**string**</text:p>
      <text:p text:style-name="Standard">= <text:tab/><text:tab/>[ $a = $b ] <text:tab/><text:tab/><text:tab/>equal</text:p>
      <text:p text:style-name="Standard"><text:soft-page-break/>!= <text:tab/><text:tab/>[ $a != $b ] <text:tab/><text:tab/><text:tab/>not equal</text:p>
      <text:p text:style-name="Standard">-z <text:tab/><text:tab/>[ -z $a ] <text:tab/><text:tab/><text:tab/><text:tab/>size of string is zero</text:p>
      <text:p text:style-name="Standard">-n <text:tab/><text:tab/>[ -n $a ] <text:tab/><text:tab/><text:tab/><text:tab/>size of string is non-zero</text:p>
      <text:p text:style-name="Standard">str <text:tab/><text:tab/>[ $a ] <text:tab/><text:tab/><text:tab/><text:tab/>string is not empty</text:p>
      <text:p text:style-name="Standard"/>
      <text:p text:style-name="Standard">**algorithm**</text:p>
      <text:p text:style-name="Standard">val=`expr 2 + 2` <text:tab/><text:tab/><text:tab/><text:tab/>compute and assign 2+2 to val</text:p>
      <text:p text:style-name="Standard">+ <text:tab/><text:tab/><text:tab/><text:tab/><text:tab/><text:tab/><text:tab/>addition</text:p>
      <text:p text:style-name="Standard">- <text:tab/><text:tab/><text:tab/><text:tab/><text:tab/><text:tab/><text:tab/>substraction</text:p>
      <text:p text:style-name="Standard">* <text:tab/><text:tab/><text:tab/><text:tab/><text:tab/><text:tab/><text:tab/>multiplication</text:p>
      <text:p text:style-name="Standard">/ <text:tab/><text:tab/><text:tab/><text:tab/><text:tab/><text:tab/><text:tab/>division</text:p>
      <text:p text:style-name="Standard">% <text:tab/><text:tab/><text:tab/><text:tab/><text:tab/><text:tab/><text:tab/>modulus</text:p>
      <text:p text:style-name="Standard">= <text:tab/><text:tab/><text:tab/><text:tab/><text:tab/><text:tab/><text:tab/>assignment</text:p>
      <text:p text:style-name="Standard"/>
      <text:p text:style-name="Standard">**conditional expr**</text:p>
      <text:p text:style-name="Standard">== <text:tab/><text:tab/><text:tab/><text:tab/>if [ $a == $b ]</text:p>
      <text:p text:style-name="Standard">!= <text:tab/><text:tab/><text:tab/><text:tab/>if [ $a != $b ]</text:p>
      <text:p text:style-name="Standard">! <text:tab/><text:tab/><text:tab/><text:tab/>if [ ! false ]<text:tab/><text:tab/><text:tab/><text:tab/><text:tab/><text:tab/><text:span text:style-name="T25">logical not</text:span></text:p>
      <text:p text:style-name="Standard">-o <text:tab/><text:tab/><text:tab/><text:tab/>if [ $a -lt 20 -o $b -gt 100 ] <text:tab/><text:tab/>logical or </text:p>
      <text:p text:style-name="Standard">-a <text:tab/><text:tab/><text:tab/><text:tab/>if [ $a -lt 20 -a $b -gt 100 ] <text:tab/><text:tab/>logical and</text:p>
      <text:p text:style-name="Standard">-eq <text:tab/><text:tab/><text:tab/><text:tab/>if [ $a -eq $b ]</text:p>
      <text:p text:style-name="Standard">-ne <text:tab/><text:tab/><text:tab/><text:tab/><text:tab/><text:tab/><text:tab/><text:tab/><text:tab/><text:tab/><text:tab/><text:tab/>not equal</text:p>
      <text:p text:style-name="Standard">-gt <text:tab/><text:tab/><text:tab/><text:tab/><text:tab/><text:tab/><text:tab/><text:tab/><text:tab/><text:tab/><text:tab/><text:tab/>greater than</text:p>
      <text:p text:style-name="Standard">-lt <text:tab/><text:tab/><text:tab/><text:tab/><text:tab/><text:tab/><text:tab/><text:tab/><text:tab/><text:tab/><text:tab/><text:tab/>less than</text:p>
      <text:p text:style-name="Standard">-ge <text:tab/><text:tab/><text:tab/><text:tab/><text:tab/><text:tab/><text:tab/><text:tab/><text:tab/><text:tab/><text:tab/><text:tab/>greater or equal</text:p>
      <text:p text:style-name="Standard">-le <text:tab/><text:tab/><text:tab/><text:tab/><text:tab/><text:tab/><text:tab/><text:tab/><text:tab/><text:tab/><text:tab/><text:tab/>less or equal</text:p>
      <text:p text:style-name="Standard"/>
      <text:p text:style-name="Standard">**file test**</text:p>
      <text:p text:style-name="Standard">-b <text:tab/><text:tab/><text:tab/><text:tab/>file block file</text:p>
      <text:p text:style-name="Standard">-c <text:tab/><text:tab/><text:tab/><text:tab/>file character file</text:p>
      <text:p text:style-name="Standard">-d <text:tab/><text:tab/><text:tab/><text:tab/>file directory</text:p>
      <text:p text:style-name="Standard">-f <text:tab/><text:tab/><text:tab/><text:tab/>file ordinary file</text:p>
      <text:p text:style-name="Standard">-g <text:tab/><text:tab/><text:tab/><text:tab/>file group ID set</text:p>
      <text:p text:style-name="Standard">-k <text:tab/><text:tab/><text:tab/><text:tab/>file sticky ID set</text:p>
      <text:p text:style-name="Standard">-p <text:tab/><text:tab/><text:tab/><text:tab/>file named pipe</text:p>
      <text:p text:style-name="Standard">-t <text:tab/><text:tab/><text:tab/><text:tab/>file open and associated with a terminal</text:p>
      <text:p text:style-name="Standard">-u<text:tab/> <text:tab/><text:tab/><text:tab/>file user ID set</text:p>
      <text:p text:style-name="Standard">-r <text:tab/><text:tab/><text:tab/><text:tab/>file readable</text:p>
      <text:p text:style-name="Standard">-w <text:tab/><text:tab/><text:tab/><text:tab/>file writable</text:p>
      <text:p text:style-name="Standard">-x <text:tab/><text:tab/><text:tab/><text:tab/>file executable</text:p>
      <text:p text:style-name="Standard">-s <text:tab/><text:tab/><text:tab/><text:tab/>file size greater than zero</text:p>
      <text:p text:style-name="Standard">-e <text:tab/><text:tab/><text:tab/><text:tab/>file file exist</text:p>
      <text:p text:style-name="Standard"/>
      <text:p text:style-name="P19">if [ -d $1 ]</text:p>
      <text:p text:style-name="P19"/>
      <text:p text:style-name="Standard">**if**</text:p>
      <text:p text:style-name="Standard">if <text:span text:style-name="T12">command or [ condition ]</text:span></text:p>
      <text:p text:style-name="Standard"><text:tab/><text:span text:style-name="T16">command...</text:span></text:p>
      <text:p text:style-name="Standard">fi</text:p>
      <text:p text:style-name="Standard">--</text:p>
      <text:p text:style-name="Standard">if <text:span text:style-name="T13">command or [ condition ]</text:span></text:p>
      <text:p text:style-name="Standard">then</text:p>
      <text:p text:style-name="Standard"><text:soft-page-break/><text:tab/><text:span text:style-name="T14">command...</text:span></text:p>
      <text:p text:style-name="Standard">else</text:p>
      <text:p text:style-name="Standard"><text:tab/><text:span text:style-name="T15">command...</text:span></text:p>
      <text:p text:style-name="Standard">fi</text:p>
      <text:p text:style-name="Standard">--</text:p>
      <text:p text:style-name="Standard"/>
      <text:p text:style-name="Standard">if <text:span text:style-name="T17">command or [ condition ]</text:span></text:p>
      <text:p text:style-name="Standard"><text:tab/><text:span text:style-name="T17">command...</text:span></text:p>
      <text:p text:style-name="Standard">elif <text:span text:style-name="T17">command or [ condition ]</text:span></text:p>
      <text:p text:style-name="Standard"><text:tab/><text:span text:style-name="T17">command...</text:span></text:p>
      <text:p text:style-name="Standard">else</text:p>
      <text:p text:style-name="Standard"><text:tab/><text:span text:style-name="T18">command...</text:span></text:p>
      <text:p text:style-name="Standard">fi</text:p>
      <text:p text:style-name="Standard"/>
      <text:p text:style-name="Standard">**case**</text:p>
      <text:p text:style-name="Standard">case <text:s/>$variable-name <text:s/>in</text:p>
      <text:p text:style-name="Standard"><text:s text:c="16"/>pattern1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pattern2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*) <text:s text:c="13"/></text:p>
      <text:p text:style-name="Standard">esac </text:p>
      <text:p text:style-name="Standard">--</text:p>
      <text:p text:style-name="Standard">case <text:s/>$variable-name <text:s/>in</text:p>
      <text:p text:style-name="Standard"><text:s text:c="16"/>pattern1|pattern2|pattern3) <text:s text:c="6"/></text:p>
      <text:p text:style-name="Standard"><text:s text:c="20"/>command1</text:p>
      <text:p text:style-name="Standard"><text:s text:c="20"/>...</text:p>
      <text:p text:style-name="Standard"><text:s text:c="20"/>....</text:p>
      <text:p text:style-name="Standard"><text:s text:c="20"/>commandN</text:p>
      <text:p text:style-name="Standard"><text:s text:c="20"/>;;</text:p>
      <text:p text:style-name="Standard"><text:s text:c="16"/>pattern4|pattern5|pattern6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7|pattern8|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pan text:style-name="T36"><text:s text:c="5"/></text:span><text:s text:c="11"/>*) <text:s text:c="13"/></text:p>
      <text:p text:style-name="Standard"><text:soft-page-break/>esac </text:p>
      <text:p text:style-name="Standard"/>
      <text:p text:style-name="Standard">**while**</text:p>
      <text:p text:style-name="Standard">while expr</text:p>
      <text:p text:style-name="Standard">do</text:p>
      <text:p text:style-name="Standard">...</text:p>
      <text:p text:style-name="Standard">done</text:p>
      <text:p text:style-name="Standard"/>
      <text:p text:style-name="Standard">**<text:span text:style-name="T8">until</text:span> <text:span text:style-name="T7">loop</text:span>**</text:p>
      <text:p text:style-name="Standard">util command</text:p>
      <text:p text:style-name="Standard">do</text:p>
      <text:p text:style-name="Standard"><text:tab/>commands…</text:p>
      <text:p text:style-name="Standard">done</text:p>
      <text:p text:style-name="Standard">--</text:p>
      <text:p text:style-name="Standard">until [ $a -lt 10 ]</text:p>
      <text:p text:style-name="Standard">do</text:p>
      <text:p text:style-name="Standard"><text:tab/><text:span text:style-name="T10">echo $a</text:span></text:p>
      <text:p text:style-name="Standard"><text:tab/><text:span text:style-name="T10">a=`expr $a - 1`</text:span></text:p>
      <text:p text:style-name="Standard">done</text:p>
      <text:p text:style-name="Standard"/>
      <text:p text:style-name="P1">**<text:span text:style-name="T9">for loop</text:span>**</text:p>
      <text:p text:style-name="Standard">for var in item1 item2 ... item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3">list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4">file</text:span>1 <text:span text:style-name="T4">file</text:span>2 ... <text:span text:style-name="T4">file</text:span>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5">$filenames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6">$(Linux-command)</text:span></text:p>
      <text:p text:style-name="Standard">do</text:p>
      <text:p text:style-name="Standard"><text:tab/>command1</text:p>
      <text:p text:style-name="Standard"><text:soft-page-break/><text:s text:c="2"/><text:tab/>...</text:p>
      <text:p text:style-name="Standard"><text:s text:c="4"/>commandN</text:p>
      <text:p text:style-name="Standard">done</text:p>
      <text:p text:style-name="Standard">--</text:p>
      <text:p text:style-name="Standard">#!/bin/bash</text:p>
      <text:p text:style-name="Standard">echo "Printing file names in /tmp directory:"</text:p>
      <text:p text:style-name="Standard">for f in $(ls /tmp/*)</text:p>
      <text:p text:style-name="Standard">do</text:p>
      <text:p text:style-name="Standard"><text:s text:c="8"/>echo $f</text:p>
      <text:p text:style-name="Standard">done</text:p>
      <text:p text:style-name="Standard">--</text:p>
      <text:p text:style-name="Standard">for (( EXP1; EXP2; EXP3 ))</text:p>
      <text:p text:style-name="Standard">do</text:p>
      <text:p text:style-name="Standard"><text:s text:c="8"/>command1</text:p>
      <text:p text:style-name="Standard"><text:s text:c="8"/>command2</text:p>
      <text:p text:style-name="Standard"><text:s text:c="8"/>command3</text:p>
      <text:p text:style-name="Standard">done</text:p>
      <text:p text:style-name="Standard">--</text:p>
      <text:p text:style-name="Standard">for (( i=0; i&lt;3; i++))</text:p>
      <text:p text:style-name="Standard">do</text:p>
      <text:p text:style-name="Standard"><text:s text:c="8"/>echo $i</text:p>
      <text:p text:style-name="Standard">done</text:p>
      <text:p text:style-name="Standard"/>
      <text:p text:style-name="P31">tell the difference <text:span text:style-name="T71">between below two for loop</text:span>:</text:p>
      <text:p text:style-name="P28">array=(“a” “b” “c d”)</text:p>
      <text:p text:style-name="P29">for (( i=0; i&lt;3; i++))</text:p>
      <text:p text:style-name="P29">do</text:p>
      <text:p text:style-name="P29"><text:s text:c="8"/>echo $i</text:p>
      <text:p text:style-name="P29">done</text:p>
      <text:p text:style-name="P30"/>
      <text:p text:style-name="P30"/>
      <text:p text:style-name="Standard">**select**</text:p>
      <text:p text:style-name="Standard">PS3=”<text:span text:style-name="T2">prompt information</text:span>”</text:p>
      <text:p text:style-name="Standard">select varName in list</text:p>
      <text:p text:style-name="Standard">do</text:p>
      <text:p text:style-name="Standard"><text:s text:c="4"/>command1</text:p>
      <text:p text:style-name="Standard"><text:s text:c="4"/>....</text:p>
      <text:p text:style-name="Standard"><text:s text:c="4"/>commandN</text:p>
      <text:p text:style-name="Standard">done</text:p>
      <text:p text:style-name="Standard">--</text:p>
      <text:p text:style-name="Standard">Ctrl+C will end the loop</text:p>
      <text:p text:style-name="Standard"/>
      <text:p text:style-name="Standard">**break**</text:p>
      <text:p text:style-name="Standard">break</text:p>
      <text:p text:style-name="Standard">break n</text:p>
      <text:p text:style-name="Standard"/>
      <text:p text:style-name="Standard">**continue**</text:p>
      <text:p text:style-name="Standard">continue</text:p>
      <text:p text:style-name="Standard">continue n</text:p>
      <text:p text:style-name="Standard"/>
      <text:p text:style-name="Standard">**function**</text:p>
      <text:p text:style-name="Standard">function_name(){</text:p>
      <text:p text:style-name="Standard"><text:soft-page-break/>commands...</text:p>
      <text:p text:style-name="Standard">}</text:p>
      <text:p text:style-name="Standard">--</text:p>
      <text:p text:style-name="Standard">function_name(){</text:p>
      <text:p text:style-name="Standard">echo "arg1 : $1"</text:p>
      <text:p text:style-name="Standard">}</text:p>
      <text:p text:style-name="Standard">--</text:p>
      <text:p text:style-name="Standard">function_name(){</text:p>
      <text:p text:style-name="Standard">return 10</text:p>
      <text:p text:style-name="Standard">}</text:p>
      <text:p text:style-name="Standard"/>
      <text:p text:style-name="P23">function_name<text:tab/><text:tab/><text:tab/><text:tab/><text:tab/><text:tab/>call a function</text:p>
      <text:p text:style-name="P23">function_name<text:tab/><text:span text:style-name="T67">$variable_name<text:tab/><text:tab/>call a function with arguments</text:span></text:p>
      <text:p text:style-name="P24">output=$(function_name)<text:tab/><text:tab/><text:tab/><text:tab/>call a function and get return value</text:p>
      <text:p text:style-name="P24"/>
      <text:p text:style-name="Standard">**special variable**</text:p>
      <text:p text:style-name="Standard">$0 <text:tab/><text:tab/><text:tab/><text:tab/><text:tab/><text:tab/>filename of current script</text:p>
      <text:p text:style-name="Standard">$n($1, $2) <text:tab/><text:tab/><text:tab/><text:tab/>nth argument</text:p>
      <text:p text:style-name="Standard">$# <text:tab/><text:tab/><text:tab/><text:tab/><text:tab/><text:tab/>number of arguments supplied to a script</text:p>
      <text:p text:style-name="Standard">$* <text:tab/><text:tab/><text:tab/><text:tab/><text:tab/><text:tab/>all arguments double quoted(?)</text:p>
      <text:p text:style-name="Standard">$@ <text:tab/><text:tab/><text:tab/><text:tab/><text:tab/><text:tab/>all arguments indeividually double quoted</text:p>
      <text:p text:style-name="Standard">$? <text:tab/><text:tab/><text:tab/><text:tab/><text:tab/><text:tab/>exit status of last command executed</text:p>
      <text:p text:style-name="Standard">$$ <text:tab/><text:tab/><text:tab/><text:tab/><text:tab/><text:tab/>process number of current shell</text:p>
      <text:p text:style-name="Standard">$! <text:tab/><text:tab/><text:tab/><text:tab/><text:tab/><text:tab/>process number of last b<text:span text:style-name="T1">ackground command</text:span></text:p>
      <text:p text:style-name="Standard"/>
      <text:p text:style-name="Standard">for TOKEN in $*</text:p>
      <text:p text:style-name="Standard">do</text:p>
      <text:p text:style-name="Standard">echo $TOKEN</text:p>
      <text:p text:style-name="Standard">done</text:p>
      <text:p text:style-name="Standard"/>
      <text:p text:style-name="Standard">**special charactor**</text:p>
      <text:p text:style-name="Standard">$ <text:tab/><text:tab/><text:tab/><text:tab/><text:tab/><text:tab/>command prompt</text:p>
      <text:p text:style-name="Standard"><text:tab/><text:tab/><text:tab/><text:tab/><text:tab/><text:tab/>Variable substitution</text:p>
      <text:p text:style-name="Standard"><text:tab/><text:tab/><text:tab/><text:tab/><text:tab/><text:tab/><text:span text:style-name="T38">end-of-line(regular)</text:span></text:p>
      <text:p text:style-name="Standard"><text:tab/><text:tab/><text:tab/><text:tab/><text:tab/><text:tab/><text:span text:style-name="T39">parameter substitution(${})</text:span></text:p>
      <text:p text:style-name="Standard"><text:tab/><text:tab/><text:tab/><text:tab/><text:tab/><text:tab/><text:span text:style-name="T40">quoted string expansion($’...’)</text:span></text:p>
      <text:p text:style-name="Standard"><text:tab/><text:tab/><text:tab/><text:tab/><text:tab/><text:tab/><text:span text:style-name="T41">positional parameters($*,$@)</text:span></text:p>
      <text:p text:style-name="Standard"><text:tab/><text:tab/><text:tab/><text:tab/><text:tab/><text:tab/><text:span text:style-name="T42">exit status variable($?)</text:span></text:p>
      <text:p text:style-name="Standard"><text:tab/><text:tab/><text:tab/><text:tab/><text:tab/><text:tab/><text:span text:style-name="T43">PID($$)</text:span></text:p>
      <text:p text:style-name="Standard">*<text:tab/><text:tab/><text:tab/><text:tab/><text:tab/><text:tab/>serves as a "wild card" for filename expansion in globbing.</text:p>
      <text:p text:style-name="Standard"><text:tab/><text:tab/><text:tab/><text:tab/><text:tab/><text:tab/>arithmetic operations, <text:span text:style-name="T37">multiplication. </text:span></text:p>
      <text:p text:style-name="Standard">?<text:tab/><text:tab/><text:tab/><text:tab/><text:tab/><text:tab/>as a single-character "wild card" for filename expansion in globbing</text:p>
      <text:p text:style-name="Standard">[]<text:tab/><text:tab/><text:tab/><text:tab/><text:tab/><text:tab/><text:span text:style-name="T45">test, check file types and compare values</text:span></text:p>
      <text:p text:style-name="Standard">`<text:tab/><text:tab/><text:tab/><text:tab/><text:tab/><text:tab/><text:span text:style-name="T31">execute as command, $(…) == `...`</text:span></text:p>
      <text:p text:style-name="Standard">'<text:tab/><text:tab/><text:tab/><text:tab/><text:tab/><text:tab/><text:span text:style-name="T32">quote, all character quoted are treated as string</text:span></text:p>
      <text:p text:style-name="Standard">"<text:tab/><text:tab/><text:tab/><text:tab/><text:tab/><text:tab/><text:span text:style-name="T32">quote, exception: $, `, \, !(history expansion enabled)</text:span></text:p>
      <text:p text:style-name="Standard">\<text:tab/><text:tab/><text:tab/><text:tab/><text:tab/><text:tab/><text:span text:style-name="T35">back escape</text:span></text:p>
      <text:p text:style-name="Standard">; <text:tab/><text:tab/><text:tab/><text:tab/><text:tab/><text:tab/><text:span text:style-name="T34">command seperator</text:span></text:p>
      <text:p text:style-name="Standard">&amp;</text:p>
      <text:p text:style-name="Standard">()<text:tab/><text:tab/><text:tab/><text:tab/><text:tab/><text:tab/><text:span text:style-name="T44">command group, array initialize</text:span></text:p>
      <text:p text:style-name="Standard">|<text:tab/><text:tab/><text:tab/><text:tab/><text:tab/><text:tab/><text:span text:style-name="T33">pipe, </text:span>Passes the output (<text:span text:style-name="Teletype">stdout</text:span>) of a previous command to the input <text:tab/><text:tab/><text:tab/><text:tab/><text:tab/><text:tab/>(<text:span text:style-name="Teletype">stdin</text:span>) of the next one, or to the shell.</text:p>
      <text:p text:style-name="Standard"><text:soft-page-break/>^</text:p>
      <text:p text:style-name="Standard">&lt;&gt;</text:p>
      <text:p text:style-name="Standard">new-line</text:p>
      <text:p text:style-name="Standard">space</text:p>
      <text:p text:style-name="Standard">tab</text:p>
      <text:p text:style-name="Standard">!<text:tab/><text:tab/><text:tab/><text:tab/><text:tab/><text:tab/><text:span text:style-name="T26">logical not , execute history command</text:span></text:p>
      <text:p text:style-name="Standard">! <text:span text:style-name="T27">n<text:tab/><text:tab/><text:tab/><text:tab/><text:tab/><text:tab/>re-run nth history command</text:span></text:p>
      <text:p text:style-name="Standard">!!<text:tab/><text:tab/><text:tab/><text:tab/><text:tab/><text:tab/><text:span text:style-name="T28">re0run previous command</text:span></text:p>
      <text:p text:style-name="Standard"/>
      <text:p text:style-name="P21">example:</text:p>
      <text:p text:style-name="P22">echo `date`<text:tab/><text:tab/><text:tab/><text:tab/><text:span text:style-name="T66">print time and date</text:span></text:p>
      <text:p text:style-name="P21"/>
      <text:p text:style-name="Standard">**use special character**</text:p>
      <text:p text:style-name="Standard">'' <text:tab/><text:tab/><text:tab/><text:tab/><text:tab/><text:tab/>all</text:p>
      <text:p text:style-name="Standard">"" <text:tab/><text:tab/><text:tab/><text:tab/><text:tab/><text:tab/>exception: $, `, \$, \', \", \\,!</text:p>
      <text:p text:style-name="Standard">\ <text:tab/><text:tab/><text:tab/><text:tab/><text:tab/><text:tab/>all</text:p>
      <text:p text:style-name="Standard">`` <text:tab/><text:tab/><text:tab/><text:tab/><text:tab/><text:tab/>all treated as command</text:p>
      <text:p text:style-name="Standard">\\ <text:tab/><text:tab/><text:tab/><text:tab/><text:tab/><text:tab/>backslash</text:p>
      <text:p text:style-name="Standard">\a <text:tab/><text:tab/><text:tab/><text:tab/><text:tab/><text:tab/>alert(BEL)</text:p>
      <text:p text:style-name="Standard">\b <text:tab/><text:tab/><text:tab/><text:tab/><text:tab/><text:tab/>backspace</text:p>
      <text:p text:style-name="Standard">\c <text:tab/><text:tab/><text:tab/><text:tab/><text:tab/><text:tab/>supress trailing newline</text:p>
      <text:p text:style-name="Standard">\f <text:tab/><text:tab/><text:tab/><text:tab/><text:tab/><text:tab/>form feed</text:p>
      <text:p text:style-name="Standard">\n <text:tab/><text:tab/><text:tab/><text:tab/><text:tab/><text:tab/>new line</text:p>
      <text:p text:style-name="Standard">\r <text:tab/><text:tab/><text:tab/><text:tab/><text:tab/><text:tab/>carriage return</text:p>
      <text:p text:style-name="Standard">\t <text:tab/><text:tab/><text:tab/><text:tab/><text:tab/><text:tab/>horizontal tab</text:p>
      <text:p text:style-name="Standard">\v <text:tab/><text:tab/><text:tab/><text:tab/><text:tab/><text:tab/>vertial tab</text:p>
      <text:p text:style-name="Standard"/>
      <text:p text:style-name="Standard">**substitution**</text:p>
      <text:p text:style-name="Standard">`` <text:tab/><text:tab/><text:tab/><text:tab/><text:tab/><text:tab/>command substitution <text:tab/><text:tab/><text:tab/><text:tab/><text:tab/>date=`date`</text:p>
      <text:p text:style-name="Standard">${var} <text:tab/><text:tab/><text:tab/><text:tab/><text:tab/>use value of var</text:p>
      <text:p text:style-name="Standard">${var:-word} <text:tab/><text:tab/><text:tab/>var null or unset, use value of word</text:p>
      <text:p text:style-name="Standard">${var:=word} <text:tab/><text:tab/><text:tab/>var null or unset, assin word to var</text:p>
      <text:p text:style-name="Standard">${var:?message} <text:tab/><text:tab/>var null or unset, output to stderr</text:p>
      <text:p text:style-name="Standard">${var:+word} <text:tab/><text:tab/><text:tab/>var set, use value of word </text:p>
      <text:p text:style-name="Standard"/>
      <text:p text:style-name="P5">example <text:span text:style-name="T55">to explain substitution</text:span>:</text:p>
      <text:p text:style-name="Standard">var="hello"</text:p>
      <text:p text:style-name="Standard">echo ${var} <text:tab/><text:tab/><text:tab/><text:tab/><text:tab/><text:tab/><text:tab/><text:tab/><text:tab/><text:tab/>hello </text:p>
      <text:p text:style-name="Standard">echo "value of var: " $var<text:tab/><text:tab/><text:tab/> <text:tab/><text:tab/><text:tab/><text:tab/>hello </text:p>
      <text:p text:style-name="Standard">echo ${var:-"null or unset, use value of word"} <text:tab/><text:tab/>hello </text:p>
      <text:p text:style-name="Standard">echo "value of var: " $var <text:tab/><text:tab/><text:tab/><text:tab/><text:tab/><text:tab/>hello </text:p>
      <text:p text:style-name="Standard">echo ${var:="null or unset, assign to var"} <text:tab/><text:tab/><text:tab/>hello </text:p>
      <text:p text:style-name="Standard">echo "value of var: " $var <text:tab/><text:tab/><text:tab/><text:tab/><text:tab/><text:tab/>hello </text:p>
      <text:p text:style-name="Standard">echo ${var:?"nul or unset, output to stderr"} <text:tab/><text:tab/>hello </text:p>
      <text:p text:style-name="Standard">echo "value of var: " $var <text:tab/><text:tab/><text:tab/><text:tab/><text:tab/><text:tab/>hello </text:p>
      <text:p text:style-name="Standard">echo ${var:+"var set, use value of word"} <text:tab/><text:tab/><text:tab/>var set, user value of word </text:p>
      <text:p text:style-name="Standard">echo "value of var: " $var <text:tab/><text:tab/><text:tab/><text:tab/><text:tab/><text:tab/>hello </text:p>
      <text:p text:style-name="Standard">echo "unset var" <text:tab/><text:tab/><text:tab/><text:tab/><text:tab/><text:tab/><text:tab/><text:tab/><text:tab/>unset var </text:p>
      <text:p text:style-name="Standard">unset var</text:p>
      <text:p text:style-name="Standard">echo ${var}</text:p>
      <text:p text:style-name="Standard">echo "value of var: " $var <text:tab/><text:tab/><text:tab/><text:tab/><text:tab/><text:tab/>value of var:</text:p>
      <text:p text:style-name="Standard">echo ${var:-"null or unset, use value of word"} <text:tab/><text:tab/>null or unset, use value of word</text:p>
      <text:p text:style-name="Standard"><text:soft-page-break/>echo "value of var: " $var</text:p>
      <text:p text:style-name="Standard">echo ${var:="null or unset, assign to var"} <text:tab/><text:tab/><text:tab/>null or unset, assign to var</text:p>
      <text:p text:style-name="Standard">echo "value of var: " $var <text:tab/><text:tab/><text:tab/><text:tab/><text:tab/><text:tab/>null or unset, assign to var</text:p>
      <text:p text:style-name="Standard">echo "unset var" <text:tab/><text:tab/><text:tab/><text:tab/><text:tab/><text:tab/><text:tab/><text:tab/><text:tab/>unset var</text:p>
      <text:p text:style-name="Standard">echo ${var:?"nul or unset, output to stderr"} <text:tab/><text:tab/>file.sh: line N: var: nul or unset, output to stderr</text:p>
      <text:p text:style-name="Standard"/>
      <text:p text:style-name="Standard">**<text:span text:style-name="T59">grouping</text:span>**</text:p>
      <text:p text:style-name="P12">use parenthese to group, <text:span text:style-name="T61">example:</text:span></text:p>
      <text:p text:style-name="P12"/>
      <text:p text:style-name="P9">if test \( -r $file1 -a -r $file2 \) -<text:span text:style-name="T60">o \( -r $1 -a -r $2\)</text:span></text:p>
      <text:p text:style-name="P10">then</text:p>
      <text:p text:style-name="P10"><text:tab/>…</text:p>
      <text:p text:style-name="P11">fi</text:p>
      <text:p text:style-name="Standard"/>
      <text:p text:style-name="Standard">**<text:span text:style-name="T29">range</text:span>**</text:p>
      <text:p text:style-name="Standard">ls thing{1...3}<text:tab/><text:tab/><text:tab/><text:tab/><text:span text:style-name="T30">list file named thing1, thing2, thing3</text:span></text:p>
      <text:p text:style-name="Standard">cat {spam,eggs}.txt</text:p>
      <text:p text:style-name="Standard">echo {foo,bar}*.pdf</text:p>
      <text:p text:style-name="Standard"/>
      <text:p text:style-name="Standard">**redirection**</text:p>
      <text:p text:style-name="Standard">&gt; <text:tab/><text:tab/><text:tab/>who &gt; users <text:tab/><text:tab/><text:tab/><text:tab/>save output of command 'who' to a file named 'users'</text:p>
      <text:p text:style-name="Standard">&gt;&gt; <text:tab/><text:tab/><text:tab/>who &gt;&gt; users <text:tab/><text:tab/><text:tab/>append to file</text:p>
      <text:p text:style-name="Standard">&lt; <text:tab/><text:tab/><text:tab/>wc -l &lt; users <text:tab/><text:tab/><text:tab/>count lines of users file</text:p>
      <text:p text:style-name="Standard">pgm &gt; file<text:tab/><text:tab/><text:tab/><text:tab/><text:span text:style-name="T59">redirect output of pgm to file</text:span></text:p>
      <text:p text:style-name="Standard">pgm &lt; file<text:tab/><text:tab/><text:tab/><text:tab/><text:span text:style-name="T59">redirect file as input of pgm</text:span></text:p>
      <text:p text:style-name="Standard">pgm &gt;&gt; file<text:tab/><text:tab/><text:tab/><text:tab/><text:span text:style-name="T58">append output of pgm to file</text:span></text:p>
      <text:p text:style-name="Standard">pgm &lt;&lt; file<text:tab/><text:tab/><text:tab/><text:tab/>?</text:p>
      <text:p text:style-name="Standard">n &gt; file<text:tab/><text:tab/><text:tab/><text:tab/><text:tab/>?</text:p>
      <text:p text:style-name="Standard">n &lt; file<text:tab/><text:tab/><text:tab/><text:tab/><text:tab/>?</text:p>
      <text:p text:style-name="Standard">n &gt;&amp; m<text:tab/><text:tab/><text:tab/><text:tab/><text:tab/>?</text:p>
      <text:p text:style-name="Standard">n &lt;&amp; m<text:tab/><text:tab/><text:tab/><text:tab/><text:tab/><text:span text:style-name="T57">m</text:span></text:p>
      <text:p text:style-name="Standard">&lt;&lt; tag<text:tab/><text:tab/><text:tab/><text:tab/><text:tab/>?</text:p>
      <text:p text:style-name="P7">|<text:tab/><text:tab/><text:tab/><text:tab/><text:tab/><text:tab/><text:span text:style-name="T56">pip, passes the output (</text:span><text:span text:style-name="Teletype"><text:span text:style-name="T56">stdout</text:span></text:span><text:span text:style-name="T56">) of a previous command </text:span></text:p>
      <text:p text:style-name="P7"><text:span text:style-name="T56"><text:tab/><text:tab/><text:tab/><text:tab/><text:tab/><text:tab/>to the input (</text:span><text:span text:style-name="Teletype"><text:span text:style-name="T56">stdin</text:span></text:span><text:span text:style-name="T56">) of the next one, or to the shell.</text:span></text:p>
      <text:p text:style-name="Standard"/>
      <text:p text:style-name="Standard">0 <text:tab/><text:tab/><text:tab/>stdin</text:p>
      <text:p text:style-name="Standard">1 <text:tab/><text:tab/><text:tab/>stdcout</text:p>
      <text:p text:style-name="Standard">2 <text:tab/><text:tab/><text:tab/>stderr</text:p>
      <text:p text:style-name="Standard"/>
      <text:p text:style-name="Standard">command &gt; /dev/null</text:p>
      <text:p text:style-name="Standard">command 2&gt;&amp;1</text:p>
      <text:p text:style-name="Standard">command &gt; /dev/null 2&gt;&amp;1</text:p>
      <text:p text:style-name="Standard">read &lt;&lt;EOF</text:p>
      <text:p text:style-name="Standard"/>
      <text:p text:style-name="Standard"/>
      <text:p text:style-name="Standard">**here document**</text:p>
      <text:p text:style-name="Standard">command &lt;&lt; delimiter</text:p>
      <text:p text:style-name="Standard"/>
      <text:p text:style-name="Standard">wc -l &lt;&lt; EOF</text:p>
      <text:p text:style-name="Standard">This is a simple lookup program </text:p>
      <text:p text:style-name="Standard">for good (and bad) restaurants</text:p>
      <text:p text:style-name="Standard">in Cape Town.</text:p>
      <text:p text:style-name="Standard"><text:soft-page-break/>EOF</text:p>
      <text:p text:style-name="Standard"/>
      <text:p text:style-name="Standard"/>
      <text:p text:style-name="Standard">**environment variable**</text:p>
      <text:p text:style-name="Standard">USER<text:tab/><text:tab/><text:tab/><text:tab/><text:tab/><text:tab/><text:tab/>user name of current user</text:p>
      <text:p text:style-name="Standard">PWD<text:tab/><text:tab/><text:tab/><text:tab/><text:tab/><text:tab/><text:tab/>present working dir</text:p>
      <text:p text:style-name="Standard">SHELL<text:tab/><text:tab/><text:tab/><text:tab/><text:tab/><text:tab/><text:tab/>shell you’re using</text:p>
      <text:p text:style-name="Standard">DISPLAY<text:tab/><text:tab/><text:tab/><text:tab/><text:tab/><text:tab/>display identifier of X11</text:p>
      <text:p text:style-name="Standard">TERM<text:tab/><text:tab/><text:tab/><text:tab/><text:tab/><text:tab/><text:tab/>display type</text:p>
      <text:p text:style-name="Standard">HOME<text:tab/><text:tab/><text:tab/><text:tab/><text:tab/><text:tab/><text:tab/>home dir of current user</text:p>
      <text:p text:style-name="Standard">LANG<text:tab/><text:tab/><text:tab/><text:tab/><text:tab/><text:tab/><text:tab/>language</text:p>
      <text:p text:style-name="Standard">PATH<text:tab/><text:tab/><text:tab/><text:tab/><text:tab/><text:tab/><text:tab/>search path for commands</text:p>
      <text:p text:style-name="P8">echo $PATH</text:p>
      <text:p text:style-name="Standard">LD_LIBRARY_PATH<text:tab/><text:tab/><text:tab/>dir that dynamic linker search for shared objects</text:p>
      <text:p text:style-name="Standard">SHLVL<text:tab/><text:tab/><text:tab/><text:tab/><text:tab/><text:tab/><text:tab/>+1 when new bash instance started</text:p>
      <text:p text:style-name="Standard">RANDOM<text:tab/><text:tab/><text:tab/><text:tab/><text:tab/><text:tab/>generate random integer between 0-32767</text:p>
      <text:p text:style-name="Standard">UID<text:tab/><text:tab/><text:tab/><text:tab/><text:tab/><text:tab/><text:tab/>user ID</text:p>
      <text:p text:style-name="Standard">TZ<text:tab/><text:tab/><text:tab/><text:tab/><text:tab/><text:tab/><text:tab/><text:tab/>time zone</text:p>
      <text:p text:style-name="Standard"/>
      <text:p text:style-name="Standard">**<text:span text:style-name="T22">globbing</text:span>**</text:p>
      <text:p text:style-name="Standard">*<text:tab/><text:tab/><text:span text:style-name="T23">any character</text:span></text:p>
      <text:p text:style-name="Standard">?<text:tab/><text:tab/><text:span text:style-name="T24">a single character</text:span></text:p>
      <text:p text:style-name="Standard"/>
      <text:p text:style-name="Standard"/>
      <text:p text:style-name="Standard">**pri<text:span text:style-name="T62">ority</text:span>**</text:p>
      <text:p text:style-name="P13">brace expansion</text:p>
      <text:p text:style-name="P14">~ expansion</text:p>
      <text:p text:style-name="P15">parameters</text:p>
      <text:p text:style-name="P15">variables</text:p>
      <text:p text:style-name="P16">command substitution</text:p>
      <text:p text:style-name="P16">arithmetic</text:p>
      <text:p text:style-name="P17">word splitting</text:p>
      <text:p text:style-name="P18">pa<text:span text:style-name="T64">t</text:span>hname <text:span text:style-name="T63">expansion</text:span></text:p>
      <text:p text:style-name="P18"/>
      <text:p text:style-name="Standard">**<text:span text:style-name="T20">extra</text:span>**</text:p>
      <text:p text:style-name="Standard">rwx<text:tab/><text:tab/><text:span text:style-name="T21">uga</text:span></text:p>
      <text:p text:style-name="Standard">111 = 7</text:p>
      <text:p text:style-name="Standard">110 = 6</text:p>
      <text:p text:style-name="Standard">101 = 5</text:p>
      <text:p text:style-name="Standard">100 = 4</text:p>
      <text:p text:style-name="Standard">000 = 0</text:p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2:00:31.540014373</meta:creation-date>
    <meta:generator>LibreOffice/6.4.6.2$Linux_X86_64 LibreOffice_project/40$Build-2</meta:generator>
    <dc:date>2020-10-20T14:46:06.356858640</dc:date>
    <meta:editing-duration>P1DT18H46M17S</meta:editing-duration>
    <meta:editing-cycles>505</meta:editing-cycles>
    <meta:document-statistic meta:table-count="0" meta:image-count="0" meta:object-count="0" meta:page-count="9" meta:paragraph-count="409" meta:word-count="1472" meta:character-count="9913" meta:non-whitespace-character-count="7136"/>
  </office:meta>
</office:document-meta>
</file>